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58cm" fo:margin-left="-0.009cm" fo:margin-top="0cm" fo:margin-bottom="0cm" table:align="left" style:writing-mode="lr-tb"/>
    </style:style>
    <style:style style:name="Tabulka1.A" style:family="table-column">
      <style:table-column-properties style:column-width="7.934cm"/>
    </style:style>
    <style:style style:name="Tabulka1.B" style:family="table-column">
      <style:table-column-properties style:column-width="8.123cm"/>
    </style:style>
    <style:style style:name="Tabulka1.1" style:family="table-row">
      <style:table-row-properties fo:keep-together="auto"/>
    </style:style>
    <style:style style:name="Tabulka1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3pt" fo:font-weight="bold" style:font-size-asian="13pt" style:font-weight-asian="bold" style:font-size-complex="13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top="0cm" fo:margin-bottom="0cm" loext:contextual-spacing="false"/>
    </style:style>
    <style:style style:name="P6" style:family="paragraph" style:parent-style-name="Standard">
      <style:paragraph-properties fo:margin-top="0cm" fo:margin-bottom="0cm" loext:contextual-spacing="false"/>
      <style:text-properties fo:font-size="13pt" style:font-size-asian="13pt" style:font-size-complex="13pt"/>
    </style:style>
    <style:style style:name="P7" style:family="paragraph" style:parent-style-name="Standard">
      <style:paragraph-properties fo:margin-top="0cm" fo:margin-bottom="0cm" loext:contextual-spacing="false"/>
      <style:text-properties fo:font-size="13pt" fo:font-weight="bold" style:font-size-asian="13pt" style:font-weight-asian="bold" style:font-size-complex="13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break-before="pag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indent="1.249cm" style:auto-text-indent="false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1.249cm" style:auto-text-indent="false"/>
      <style:text-properties fo:font-size="13pt" style:font-size-asian="13pt" style:font-size-complex="13pt"/>
    </style:style>
    <style:style style:name="P12" style:family="paragraph" style:parent-style-name="Standard" style:master-page-name="Standard">
      <style:paragraph-properties fo:text-align="center" style:justify-single-word="false" style:page-number="auto"/>
    </style:style>
    <style:style style:name="P13" style:family="paragraph" style:parent-style-name="List_20_Paragraph" style:list-style-name="WWNum1">
      <style:paragraph-properties fo:margin-top="0cm" fo:margin-bottom="0cm" loext:contextual-spacing="false"/>
    </style:style>
    <style:style style:name="P14" style:family="paragraph" style:parent-style-name="List_20_Paragraph">
      <style:paragraph-properties fo:margin-left="0cm" fo:margin-right="0cm" fo:margin-top="0cm" fo:margin-bottom="0cm" loext:contextual-spacing="false" fo:text-indent="0cm" style:auto-text-indent="false"/>
    </style:style>
    <style:style style:name="T1" style:family="text">
      <style:text-properties fo:color="#000000" style:font-name="Arial" fo:font-weight="bold" style:font-weight-asian="bold" style:font-name-complex="Arial1" style:font-weight-complex="bold"/>
    </style:style>
    <style:style style:name="T2" style:family="text">
      <style:text-properties fo:color="#000000" style:font-name="Arial" style:font-name-complex="Arial1"/>
    </style:style>
    <style:style style:name="T3" style:family="text">
      <style:text-properties fo:color="#000000" fo:font-size="12pt" style:font-size-asian="12pt" style:font-name-complex="Calibri2" style:font-size-complex="12pt"/>
    </style:style>
    <style:style style:name="T4" style:family="text">
      <style:text-properties fo:font-size="12pt" style:font-size-asian="12pt" style:font-name-complex="Calibri2" style:font-size-complex="12pt"/>
    </style:style>
    <style:style style:name="T5" style:family="text">
      <style:text-properties fo:color="#333333" fo:font-size="12pt" fo:background-color="#ffffff" loext:char-shading-value="0" style:font-size-asian="12pt" style:font-name-complex="Calibri2" style:font-size-complex="12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1991c3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Otevřená města, z. s.</text:span></text:p>
      <text:p text:style-name="P1"><text:span text:style-name="T3">Malinovského</text:span><text:span text:style-name="apple-converted-space"><text:span text:style-name="T3"> </text:span></text:span><text:span text:style-name="T3">náměstí</text:span><text:span text:style-name="apple-converted-space"><text:span text:style-name="T3"> </text:span></text:span><text:span text:style-name="T3">624/3</text:span><text:span text:style-name="T4">, </text:span><text:span text:style-name="T5">602 00 Brno</text:span></text:p>
      <text:p text:style-name="P1"><text:span text:style-name="T4">IČ: 05129061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PŘÍLOHA K ÚČETNÍ ZÁVĚRCE sestavená k 31.12.2016</text:span></text:p>
      <text:p text:style-name="P2"/>
      <text:p text:style-name="P4"><text:span text:style-name="T7">I. Základní údaje</text:span></text:p>
      <text:p text:style-name="P5"><text:span text:style-name="T8">Druh organizace: právnická osoba, spolek</text:span></text:p>
      <text:p text:style-name="P5"><text:span text:style-name="T8">Název: Otevřená města, z. s.</text:span></text:p>
      <text:p text:style-name="P5"><text:span text:style-name="T8">Adresa: </text:span><text:span text:style-name="T2">Malinovského</text:span><text:span text:style-name="apple-converted-space"><text:span text:style-name="T2"> </text:span></text:span><text:span text:style-name="T2">náměstí</text:span><text:span text:style-name="apple-converted-space"><text:span text:style-name="T2"> </text:span></text:span><text:span text:style-name="T2">624/3, 602 00 Brno</text:span></text:p>
      <text:p text:style-name="P5"><text:span text:style-name="T8">Statutární orgán: </text:span></text:p>
      <text:p text:style-name="P10"><text:span text:style-name="T8">Předseda: Bc. Marcel Kolaja </text:span></text:p>
      <text:p text:style-name="P10"><text:span text:style-name="T8">Člen: Ladislav Nešněra, Michal Šmarda, Viktor Čahoj, </text:span><text:span text:style-name="T9">Ondřej Profant</text:span></text:p>
      <text:p text:style-name="P11"/>
      <text:p text:style-name="P5"><text:span text:style-name="T8">Datum vzniku: 9.6.2016</text:span></text:p>
      <text:p text:style-name="P6"/>
      <text:p text:style-name="P5"><text:span text:style-name="T7">Předmět činnosti</text:span></text:p>
      <text:p text:style-name="P5"><text:span text:style-name="T8">K dosažení svých cílů spolek v hlavní činnosti zejména:</text:span></text:p>
      <text:list xml:id="list5466792431775231877" text:style-name="WWNum1">
        <text:list-item>
          <text:p text:style-name="P13"><text:span text:style-name="T8">Hájí společné zájmy svých základních členů u státních orgánů, dodavatelů software a jiných institucí,</text:span></text:p>
        </text:list-item>
        <text:list-item>
          <text:p text:style-name="P13"><text:span text:style-name="T8">Vede vlastní projekty, zaštiťuje projekty třetích stran a zapojuje do svých aktivit své členy a jiné instituce</text:span></text:p>
        </text:list-item>
        <text:list-item>
          <text:p text:style-name="P13"><text:span text:style-name="T8">Vystupuje na místo svých členů na základě zvláštní smlouvy jako centrální zadavatel při společném zadávání veřejných zakázek zejména na dodávky otevřených technologií pro výkon veřejné správy</text:span></text:p>
        </text:list-item>
      </text:list>
      <text:p text:style-name="P6"/>
      <text:p text:style-name="P5"><text:span text:style-name="T7">Principy činnosti</text:span></text:p>
      <text:p text:style-name="P5"><text:span text:style-name="T8">Spolek ve všech oblastech prosazuje, aby software, fotografie, dokumenty data a jiná díla zakoupená nebo vytvořená za veřejné prostředky byla volně dostupná jako svobodné kulturní dílo (http://freedomdefined.org/Definition/Cs) s možností opakovaného užití i komerčním sektorem.</text:span></text:p>
      <text:p text:style-name="P6"/>
      <text:p text:style-name="P5"><text:span text:style-name="T8">Spolek spolupracuje s územními samosprávami, státními orgány, veřejnými vysokými školami, výzkumnými a vědeckými institucemi, školami, politickými stranami, příspěvkovýmiajinýmiměstskýmiorganizacemi,neziskovýmsektoremadalšímiinstitucemi, bezohledunato,zdajsoučlenyspolku,pokudseztotožňujíscíliaprincipyčinnostispolku a zavážou se pomoci při prosazování cílů spolku.</text:span></text:p>
      <text:p text:style-name="P3"/>
      <text:p text:style-name="P9"><text:span text:style-name="T7">II. Obecné účetní zásady</text:span></text:p>
      <text:p text:style-name="P7"/>
      <text:p text:style-name="P14"><text:span text:style-name="T7">1. Dlouhodobý majetek </text:span></text:p>
      <text:p text:style-name="P5"><text:span text:style-name="T8">Organizace neeviduje v dlouhodobém majetku hmotný majetek v pořizovací ceně nad 40 tis. Kč a nehmotný majetek v pořizovací ceně nad 60 tis. Kč.</text:span></text:p>
      <text:p text:style-name="P6"/>
      <text:p text:style-name="P5"><text:span text:style-name="T7">2. Opravné položky </text:span></text:p>
      <text:p text:style-name="P5"><text:span text:style-name="T8">Opravné položky v souladu s předpisy organizace v účetním roce nevznikly.</text:span></text:p>
      <text:p text:style-name="P6"/>
      <text:p text:style-name="P5"><text:span text:style-name="T7">3. Časové rozlišení </text:span></text:p>
      <text:p text:style-name="P5"><text:span text:style-name="T8">Časové rozlišení v souladu s předpisy organizace v účetním roce nevznikly.</text:span></text:p>
      <text:p text:style-name="P6"/>
      <text:p text:style-name="P5"><text:span text:style-name="T7">4. Přijaté dary a dotace </text:span></text:p>
      <text:p text:style-name="P5"><text:span text:style-name="T8">O přijatých darech a dotacích účtuje organizace do provozních výnosů, avšak v účetním roce přijaté dary a dotace nenastaly.</text:span></text:p>
      <text:p text:style-name="P6"/>
      <text:p text:style-name="P5"><text:span text:style-name="T7">III. Doplňující údaje k výkazům</text:span></text:p>
      <text:p text:style-name="P7"/>
      <text:p text:style-name="P14"><text:span text:style-name="T7">1. Dlouhodobý majetek </text:span></text:p>
      <text:p text:style-name="P5"><text:span text:style-name="T8">V účetním roce nebyly žádné přírůstky ani úbytky dlouhodobého majetku.</text:span></text:p>
      <text:p text:style-name="P5"><text:span text:style-name="T8">Organizace neeviduje dlouhodobý majetek.</text:span></text:p>
      <text:p text:style-name="P6"/>
      <text:p text:style-name="P5"><text:span text:style-name="T7">2. Pohledávky a závazky</text:span></text:p>
      <text:p text:style-name="P5"><text:span text:style-name="T8">Organizace neeviduje žádné pohledávky a závazky po splatnosti.</text:span></text:p>
      <text:p text:style-name="P6"/>
      <text:p text:style-name="P5"><text:span text:style-name="T7">3. Majetek neuvedený v rozvaze </text:span></text:p>
      <text:p text:style-name="P5"><text:span text:style-name="T8">Organizace žádný majetek neuvedený v rozvaze neeviduje.</text:span></text:p>
      <text:p text:style-name="P6"/>
      <text:p text:style-name="P5"><text:span text:style-name="T7">4. Závazky nevykázané v rozvaze</text:span></text:p>
      <text:p text:style-name="P5"><text:span text:style-name="T8">Organizace neeviduje žádné závazky, které by k rozvahovému dni nebyly vykázány v rozvaze.</text:span></text:p>
      <text:p text:style-name="P6"/>
      <text:p text:style-name="P5"><text:span text:style-name="T7">5. Osobní náklady </text:span>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8"><text:span text:style-name="T8">Náklady na zaměstnance</text:span></text:p>
          </table:table-cell>
          <table:table-cell table:style-name="Tabulka1.A1" office:value-type="string">
            <text:p text:style-name="P8"><text:span text:style-name="T8">Odměny členům statutárního orgánu</text:span></text:p>
          </table:table-cell>
        </table:table-row>
        <table:table-row table:style-name="Tabulka1.1">
          <table:table-cell table:style-name="Tabulka1.A1" office:value-type="string">
            <text:p text:style-name="P8"><text:span text:style-name="T8">X</text:span></text:p>
          </table:table-cell>
          <table:table-cell table:style-name="Tabulka1.A1" office:value-type="string">
            <text:p text:style-name="P8"><text:span text:style-name="T8">20tis. Kč</text:span></text:p>
          </table:table-cell>
        </table:table-row>
      </table:table>
      <text:p text:style-name="P5"><text:span text:style-name="T8">Členům statutárního orgánu v účetním roce nebyly poskytnuty žádné půjčky, úvěry, záruky ani jiná plnění. Odměny členům statutárního orgánu činily v účetním roce 20tis Kč.</text:span></text:p>
      <text:p text:style-name="P5"><text:soft-page-break/><text:span text:style-name="T7">6. Zástavy a ručení </text:span></text:p>
      <text:p text:style-name="P5"><text:span text:style-name="T8">Majetek organizace není zatížen žádným zástavním právem. Organizace neposkytla ani nepřijala žádná ručení.</text:span></text:p>
      <text:p text:style-name="P6"/>
      <text:p text:style-name="P5"><text:span text:style-name="T7">7. Přijaté dary a dotace </text:span></text:p>
      <text:p text:style-name="P5"><text:span text:style-name="T8">V účetním roce nebyly přijaty dotace ani dary.</text:span></text:p>
      <text:p text:style-name="P6"/>
      <text:p text:style-name="P5"><text:span text:style-name="T7">8. Členské příspěvky</text:span></text:p>
      <text:p text:style-name="P5"><text:span text:style-name="T8">V účetním roce byly přijaty členské příspěvky v hodnotě 805 581,50 Kč.</text:span></text:p>
      <text:p text:style-name="P6"/>
      <text:p text:style-name="P6"/>
      <text:p text:style-name="P5"><text:span text:style-name="T8">V Brně dne 27.3.2017</text:span></text:p>
      <text:p text:style-name="P6"/>
      <text:p text:style-name="P5"><text:span text:style-name="T8">Statutární orgán:</text:span></text:p>
      <text:p text:style-name="P5"><text:span text:style-name="T8">Bc. Marce Kolaja – předseda</text:span></text:p>
      <text:p text:style-name="P5"><text:span text:style-name="T8">Ladislav Nešněra – člen výbo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ListLabel_20_1" style:display-name="ListLabel 1" style:family="text">
      <style:text-properties fo:font-size="13pt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ča1</meta:initial-creator>
    <dc:creator>Marcel Kolaja</dc:creator>
    <meta:editing-cycles>20</meta:editing-cycles>
    <meta:creation-date>2017-03-28T08:00:00</meta:creation-date>
    <dc:date>2017-09-22T06:39:47.675725910</dc:date>
    <meta:editing-duration>PT1H14M39S</meta:editing-duration>
    <meta:generator>LibreOffice/5.2.7.2$Linux_X86_64 LibreOffice_project/20m0$Build-2</meta:generator>
    <meta:document-statistic meta:table-count="1" meta:image-count="0" meta:object-count="0" meta:page-count="4" meta:paragraph-count="55" meta:word-count="435" meta:character-count="3132" meta:non-whitespace-character-count="274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